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Matcher.charSetMatcher( String ch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Matcher.stringMatcher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Matcher.quo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trim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charSetMatcher( char [ ] ch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SetMatcher.isMatch( char [ ] buffer , int pos , int bufferStart , int buffer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atcher.isMatch( char [ ] buffer , int pos , int bufferStart , int buffer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mMatcher.isMatch( char [ ] buffer , int pos , int bufferStart , int buffer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.isMatch( char [ ] buffer , int pos , int bufferStart , int bufferE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Matcher.non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mMatcher.Trim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Str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charMatche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doubleQuo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atcher.No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spli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isMatch( char [ ] buffer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.StringMatche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SetMatcher.CharSetMatcher( char char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Matcher.singleQuo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Matcher.isMatch( char [ ] buffer , int pos , int bufferStart , int buffer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tab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comma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Matcher.spac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Matcher.CharMatche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